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5D3D8F827862915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905cm, 0cm)" draw:image-opacity="50%" style:mirror="none"/>
    </style:style>
    <style:style style:name="gr2" style:family="graphic" style:parent-style-name="standard">
      <style:graphic-properties draw:fill-color="#b2b2b2" draw:opacity="0%" draw:textarea-horizontal-align="justify" draw:textarea-vertical-align="middle" draw:auto-grow-height="false" fo:min-height="10.982cm" fo:min-width="21.527cm"/>
    </style:style>
    <style:style style:name="gr3" style:family="graphic" style:parent-style-name="standard">
      <style:graphic-properties draw:stroke="none" draw:fill="none" draw:fill-color="#ffffff" fo:min-height="12.188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35cm" svg:height="15.752cm" svg:x="1.254cm" svg:y="5.572cm">
          <draw:image xlink:href="Pictures/10000000000005DC0000043D5D3D8F827862915F.jpg" xlink:type="simple" xlink:show="embed" xlink:actuate="onLoad">
            <text:p/>
          </draw:image>
        </draw:frame>
        <draw:custom-shape draw:style-name="gr2" draw:text-style-name="P2" draw:layer="layout" svg:width="23.241cm" svg:height="12.446cm" svg:x="2.397cm" svg:y="1.6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24.045cm" svg:height="12.438cm" svg:x="1.978cm" svg:y="2.312cm">
          <draw:text-box>
            <text:p text:style-name="P3"><text:span text:style-name="T1">Jesus alimenta </text:span><text:span text:style-name="T1"><text:line-break/></text:span><text:span text:style-name="T1">cinco mil</text:span><text:span text:style-name="T2"> </text:span></text:p>
            <text:p text:style-name="P3"><text:span text:style-name="T3">(Marcos 6.30-44)</text:span></text:p>
            <text:p text:style-name="P3"><text:span text:style-name="T4">_________________</text:span></text:p>
            <text:p text:style-name="P4"><text:span text:style-name="T5">%language%</text:span></text:p>
            <text:p text:style-name="P5"><text:span text:style-name="T6">[%lang-code%]</text:span></text:p>
            <text:p text:style-name="P6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6:59.283000000</dc:date>
    <meta:editing-duration>PT45M33S</meta:editing-duration>
    <meta:editing-cycles>15</meta:editing-cycles>
    <meta:generator>LibreOffice/5.4.7.2$Windows_X86_64 LibreOffice_project/c838ef25c16710f8838b1faec480ebba495259d0</meta:generator>
    <meta:document-statistic meta:object-count="3"/>
  </office:meta>
</office:document-meta>
</file>